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11239bb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11239bb"/>
    </style:style>
    <style:style style:name="P5" style:family="paragraph" style:parent-style-name="Text_20_body">
      <style:text-properties officeooo:paragraph-rsid="00a1f1ed"/>
    </style:style>
    <style:style style:name="P6" style:family="paragraph" style:parent-style-name="Text_20_body">
      <style:text-properties officeooo:paragraph-rsid="00a64a6f"/>
    </style:style>
    <style:style style:name="P7" style:family="paragraph" style:parent-style-name="Text_20_body">
      <style:text-properties officeooo:paragraph-rsid="00a804af"/>
    </style:style>
    <style:style style:name="P8" style:family="paragraph" style:parent-style-name="Text_20_body">
      <style:text-properties officeooo:paragraph-rsid="00acd728"/>
    </style:style>
    <style:style style:name="P9" style:family="paragraph" style:parent-style-name="Text_20_body">
      <style:text-properties officeooo:paragraph-rsid="00b039d2"/>
    </style:style>
    <style:style style:name="P10" style:family="paragraph" style:parent-style-name="Text_20_body">
      <style:text-properties officeooo:rsid="00a804af" officeooo:paragraph-rsid="00b1f70b"/>
    </style:style>
    <style:style style:name="P11" style:family="paragraph" style:parent-style-name="Text_20_body">
      <style:text-properties officeooo:rsid="00a804af" officeooo:paragraph-rsid="00b5276b"/>
    </style:style>
    <style:style style:name="P12" style:family="paragraph" style:parent-style-name="Text_20_body">
      <style:text-properties officeooo:rsid="00a804af" officeooo:paragraph-rsid="00b88069"/>
    </style:style>
    <style:style style:name="P13" style:family="paragraph" style:parent-style-name="Text_20_body">
      <style:text-properties officeooo:rsid="00b88069" officeooo:paragraph-rsid="00bba200"/>
    </style:style>
    <style:style style:name="P14" style:family="paragraph" style:parent-style-name="Text_20_body">
      <style:text-properties officeooo:rsid="00b88069" officeooo:paragraph-rsid="00bc92a1"/>
    </style:style>
    <style:style style:name="P15" style:family="paragraph" style:parent-style-name="Text_20_body">
      <style:text-properties officeooo:rsid="00b88069" officeooo:paragraph-rsid="00be5c0e"/>
    </style:style>
    <style:style style:name="P16" style:family="paragraph" style:parent-style-name="Text_20_body">
      <style:text-properties officeooo:rsid="00b88069" officeooo:paragraph-rsid="00c20837"/>
    </style:style>
    <style:style style:name="P17" style:family="paragraph" style:parent-style-name="Text_20_body">
      <style:text-properties officeooo:rsid="00b88069" officeooo:paragraph-rsid="00c3c725"/>
    </style:style>
    <style:style style:name="P18" style:family="paragraph" style:parent-style-name="Text_20_body">
      <style:text-properties officeooo:rsid="00b88069" officeooo:paragraph-rsid="00c4b592"/>
    </style:style>
    <style:style style:name="P19" style:family="paragraph" style:parent-style-name="Text_20_body">
      <style:text-properties officeooo:rsid="00b88069" officeooo:paragraph-rsid="00c524d8"/>
    </style:style>
    <style:style style:name="P20" style:family="paragraph" style:parent-style-name="Text_20_body">
      <style:text-properties officeooo:rsid="00b88069" officeooo:paragraph-rsid="00c601ce"/>
    </style:style>
    <style:style style:name="P21" style:family="paragraph" style:parent-style-name="Text_20_body">
      <style:text-properties officeooo:rsid="00b88069" officeooo:paragraph-rsid="00c7a0c2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4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5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8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9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1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2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3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4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7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9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40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1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5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6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8" style:family="paragraph" style:parent-style-name="Text_20_body">
      <style:paragraph-properties fo:text-align="justify" style:justify-single-word="false"/>
      <style:text-properties officeooo:paragraph-rsid="00ecf804"/>
    </style:style>
    <style:style style:name="P49" style:family="paragraph" style:parent-style-name="Text_20_body">
      <style:text-properties officeooo:paragraph-rsid="00f2a0eb"/>
    </style:style>
    <style:style style:name="P50" style:family="paragraph" style:parent-style-name="Text_20_body">
      <style:text-properties officeooo:paragraph-rsid="00f43cfc"/>
    </style:style>
    <style:style style:name="P51" style:family="paragraph" style:parent-style-name="Text_20_body">
      <style:text-properties officeooo:rsid="00f43cfc" officeooo:paragraph-rsid="00f51e4e"/>
    </style:style>
    <style:style style:name="P52" style:family="paragraph" style:parent-style-name="Text_20_body">
      <style:text-properties officeooo:rsid="00f51e4e" officeooo:paragraph-rsid="00f51e4e"/>
    </style:style>
    <style:style style:name="P53" style:family="paragraph" style:parent-style-name="Text_20_body">
      <style:text-properties officeooo:rsid="00f6d416" officeooo:paragraph-rsid="00f7f836"/>
    </style:style>
    <style:style style:name="P54" style:family="paragraph" style:parent-style-name="Text_20_body">
      <style:text-properties officeooo:rsid="00f6d416" officeooo:paragraph-rsid="00f8f09d"/>
    </style:style>
    <style:style style:name="P55" style:family="paragraph" style:parent-style-name="Text_20_body">
      <style:text-properties officeooo:rsid="00f8f09d" officeooo:paragraph-rsid="00fb7d9a"/>
    </style:style>
    <style:style style:name="P56" style:family="paragraph" style:parent-style-name="Text_20_body">
      <style:text-properties officeooo:rsid="00fb7d9a" officeooo:paragraph-rsid="00fdd69f"/>
    </style:style>
    <style:style style:name="P57" style:family="paragraph" style:parent-style-name="Text_20_body">
      <style:text-properties officeooo:paragraph-rsid="00fe9dcb"/>
    </style:style>
    <style:style style:name="P58" style:family="paragraph" style:parent-style-name="Text_20_body">
      <style:text-properties officeooo:paragraph-rsid="00ff7825"/>
    </style:style>
    <style:style style:name="P59" style:family="paragraph" style:parent-style-name="Text_20_body">
      <style:text-properties officeooo:rsid="00ff7825" officeooo:paragraph-rsid="0100308e"/>
    </style:style>
    <style:style style:name="P60" style:family="paragraph" style:parent-style-name="Text_20_body">
      <style:text-properties officeooo:rsid="00ff7825" officeooo:paragraph-rsid="0101d275"/>
    </style:style>
    <style:style style:name="P61" style:family="paragraph" style:parent-style-name="Text_20_body">
      <style:text-properties officeooo:paragraph-rsid="01025f30"/>
    </style:style>
    <style:style style:name="P62" style:family="paragraph" style:parent-style-name="Text_20_body">
      <style:text-properties officeooo:paragraph-rsid="010357ab"/>
    </style:style>
    <style:style style:name="P63" style:family="paragraph" style:parent-style-name="Text_20_body">
      <style:text-properties officeooo:paragraph-rsid="0105e25c"/>
    </style:style>
    <style:style style:name="P64" style:family="paragraph" style:parent-style-name="Text_20_body">
      <style:text-properties officeooo:rsid="01048fec" officeooo:paragraph-rsid="010622ff"/>
    </style:style>
    <style:style style:name="P65" style:family="paragraph" style:parent-style-name="Text_20_body">
      <style:text-properties officeooo:rsid="01048fec" officeooo:paragraph-rsid="0107dea1"/>
    </style:style>
    <style:style style:name="P66" style:family="paragraph" style:parent-style-name="Text_20_body">
      <style:text-properties officeooo:rsid="01048fec" officeooo:paragraph-rsid="01099410"/>
    </style:style>
    <style:style style:name="P67" style:family="paragraph" style:parent-style-name="Text_20_body">
      <style:text-properties officeooo:rsid="01048fec" officeooo:paragraph-rsid="010b7255"/>
    </style:style>
    <style:style style:name="P68" style:family="paragraph" style:parent-style-name="Text_20_body">
      <style:text-properties officeooo:rsid="01048fec" officeooo:paragraph-rsid="010c2e2a"/>
    </style:style>
    <style:style style:name="P69" style:family="paragraph" style:parent-style-name="Text_20_body">
      <style:text-properties officeooo:rsid="01048fec" officeooo:paragraph-rsid="010cf1e0"/>
    </style:style>
    <style:style style:name="P70" style:family="paragraph" style:parent-style-name="Text_20_body">
      <style:text-properties officeooo:rsid="010cf1e0" officeooo:paragraph-rsid="010d6036"/>
    </style:style>
    <style:style style:name="P71" style:family="paragraph" style:parent-style-name="Text_20_body">
      <style:text-properties officeooo:rsid="010e431a" officeooo:paragraph-rsid="010e431a"/>
    </style:style>
    <style:style style:name="P72" style:family="paragraph" style:parent-style-name="Text_20_body">
      <style:text-properties officeooo:paragraph-rsid="0110c8aa"/>
    </style:style>
    <style:style style:name="P73" style:family="paragraph" style:parent-style-name="Text_20_body">
      <style:text-properties officeooo:paragraph-rsid="01121a71"/>
    </style:style>
    <style:style style:name="P74" style:family="paragraph" style:parent-style-name="Text_20_body">
      <style:text-properties officeooo:paragraph-rsid="0114ecc6"/>
    </style:style>
    <style:style style:name="P75" style:family="paragraph" style:parent-style-name="Text_20_body">
      <style:text-properties officeooo:rsid="011597d6" officeooo:paragraph-rsid="0115c43f"/>
    </style:style>
    <style:style style:name="P76" style:family="paragraph" style:parent-style-name="Text_20_body">
      <style:text-properties officeooo:rsid="011597d6" officeooo:paragraph-rsid="0116a379"/>
    </style:style>
    <style:style style:name="P77" style:family="paragraph" style:parent-style-name="Text_20_body">
      <style:text-properties officeooo:rsid="011597d6" officeooo:paragraph-rsid="0116a8ee"/>
    </style:style>
    <style:style style:name="P78" style:family="paragraph" style:parent-style-name="Text_20_body">
      <style:text-properties officeooo:rsid="011597d6" officeooo:paragraph-rsid="01181610"/>
    </style:style>
    <style:style style:name="P79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b1578"/>
    </style:style>
    <style:style style:name="P81" style:family="paragraph" style:parent-style-name="Text_20_body">
      <style:paragraph-properties fo:text-align="justify" style:justify-single-word="false"/>
      <style:text-properties officeooo:rsid="011597d6" officeooo:paragraph-rsid="011b5279"/>
    </style:style>
    <style:style style:name="P82" style:family="paragraph" style:parent-style-name="Text_20_body">
      <style:paragraph-properties fo:text-align="justify" style:justify-single-word="false"/>
      <style:text-properties officeooo:rsid="011597d6" officeooo:paragraph-rsid="011dc082"/>
    </style:style>
    <style:style style:name="P83" style:family="paragraph" style:parent-style-name="Text_20_body">
      <style:paragraph-properties fo:text-align="justify" style:justify-single-word="false"/>
      <style:text-properties officeooo:rsid="011597d6" officeooo:paragraph-rsid="0122f3f3"/>
    </style:style>
    <style:style style:name="P84" style:family="paragraph" style:parent-style-name="Text_20_body">
      <style:paragraph-properties fo:text-align="justify" style:justify-single-word="false"/>
      <style:text-properties officeooo:rsid="011597d6" officeooo:paragraph-rsid="0124c475"/>
    </style:style>
    <style:style style:name="P85" style:family="paragraph" style:parent-style-name="Text_20_body">
      <style:paragraph-properties fo:text-align="justify" style:justify-single-word="false"/>
      <style:text-properties officeooo:rsid="011597d6" officeooo:paragraph-rsid="0126b140"/>
    </style:style>
    <style:style style:name="P86" style:family="paragraph" style:parent-style-name="Text_20_body">
      <style:paragraph-properties fo:text-align="justify" style:justify-single-word="false"/>
      <style:text-properties officeooo:rsid="011597d6" officeooo:paragraph-rsid="012aa460"/>
    </style:style>
    <style:style style:name="P87" style:family="paragraph" style:parent-style-name="Text_20_body">
      <style:paragraph-properties fo:text-align="justify" style:justify-single-word="false"/>
      <style:text-properties officeooo:rsid="011597d6" officeooo:paragraph-rsid="012d3b85"/>
    </style:style>
    <style:style style:name="P88" style:family="paragraph" style:parent-style-name="Text_20_body">
      <style:paragraph-properties fo:text-align="justify" style:justify-single-word="false"/>
      <style:text-properties officeooo:rsid="011597d6" officeooo:paragraph-rsid="012dc19d"/>
    </style:style>
    <style:style style:name="P89" style:family="paragraph" style:parent-style-name="Standard">
      <style:text-properties officeooo:rsid="011597d6" officeooo:paragraph-rsid="011239bb"/>
    </style:style>
    <style:style style:name="P90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11239bb"/>
    </style:style>
    <style:style style:name="P91" style:family="paragraph" style:parent-style-name="Text_20_body">
      <style:paragraph-properties fo:text-align="justify" style:justify-single-word="false"/>
      <style:text-properties officeooo:rsid="011597d6" officeooo:paragraph-rsid="012ff671"/>
    </style:style>
    <style:style style:name="T1" style:family="text">
      <style:text-properties officeooo:rsid="012e406a"/>
    </style:style>
    <style:style style:name="T2" style:family="text">
      <style:text-properties officeooo:rsid="0129d030"/>
    </style:style>
    <style:style style:name="T3" style:family="text">
      <style:text-properties officeooo:rsid="00a1d099"/>
    </style:style>
    <style:style style:name="T4" style:family="text">
      <style:text-properties officeooo:rsid="00a1f1ed"/>
    </style:style>
    <style:style style:name="T5" style:family="text">
      <style:text-properties officeooo:rsid="00a3a359"/>
    </style:style>
    <style:style style:name="T6" style:family="text">
      <style:text-properties officeooo:rsid="00a58fa5"/>
    </style:style>
    <style:style style:name="T7" style:family="text">
      <style:text-properties officeooo:rsid="00a64a6f"/>
    </style:style>
    <style:style style:name="T8" style:family="text">
      <style:text-properties officeooo:rsid="00a804af"/>
    </style:style>
    <style:style style:name="T9" style:family="text">
      <style:text-properties officeooo:rsid="00a947e8"/>
    </style:style>
    <style:style style:name="T10" style:family="text">
      <style:text-properties officeooo:rsid="00acd728"/>
    </style:style>
    <style:style style:name="T11" style:family="text">
      <style:text-properties officeooo:rsid="00b1f70b"/>
    </style:style>
    <style:style style:name="T12" style:family="text">
      <style:text-properties officeooo:rsid="00b3a4d7"/>
    </style:style>
    <style:style style:name="T13" style:family="text">
      <style:text-properties officeooo:rsid="00b4ba66"/>
    </style:style>
    <style:style style:name="T14" style:family="text">
      <style:text-properties officeooo:rsid="00b5276b"/>
    </style:style>
    <style:style style:name="T15" style:family="text">
      <style:text-properties officeooo:rsid="00b66bd8"/>
    </style:style>
    <style:style style:name="T16" style:family="text">
      <style:text-properties officeooo:rsid="00b88069"/>
    </style:style>
    <style:style style:name="T17" style:family="text">
      <style:text-properties officeooo:rsid="00bf9ff8"/>
    </style:style>
    <style:style style:name="T18" style:family="text">
      <style:text-properties officeooo:rsid="00c20837"/>
    </style:style>
    <style:style style:name="T19" style:family="text">
      <style:text-properties officeooo:rsid="00c25ee8"/>
    </style:style>
    <style:style style:name="T20" style:family="text">
      <style:text-properties officeooo:rsid="00c4b592"/>
    </style:style>
    <style:style style:name="T21" style:family="text">
      <style:text-properties officeooo:rsid="00cec18a"/>
    </style:style>
    <style:style style:name="T22" style:family="text">
      <style:text-properties officeooo:rsid="00d06560"/>
    </style:style>
    <style:style style:name="T23" style:family="text">
      <style:text-properties officeooo:rsid="00d1021b"/>
    </style:style>
    <style:style style:name="T24" style:family="text">
      <style:text-properties officeooo:rsid="00d5d7f0"/>
    </style:style>
    <style:style style:name="T25" style:family="text">
      <style:text-properties officeooo:rsid="00dfbb96"/>
    </style:style>
    <style:style style:name="T26" style:family="text">
      <style:text-properties officeooo:rsid="00e3ddb4"/>
    </style:style>
    <style:style style:name="T27" style:family="text">
      <style:text-properties officeooo:rsid="00e78caa"/>
    </style:style>
    <style:style style:name="T28" style:family="text">
      <style:text-properties officeooo:rsid="00ecf804"/>
    </style:style>
    <style:style style:name="T29" style:family="text">
      <style:text-properties officeooo:rsid="00ed2c01"/>
    </style:style>
    <style:style style:name="T30" style:family="text">
      <style:text-properties officeooo:rsid="00f06fa4"/>
    </style:style>
    <style:style style:name="T31" style:family="text">
      <style:text-properties officeooo:rsid="00f2a0eb"/>
    </style:style>
    <style:style style:name="T32" style:family="text">
      <style:text-properties officeooo:rsid="00f43cfc"/>
    </style:style>
    <style:style style:name="T33" style:family="text">
      <style:text-properties officeooo:rsid="00f5c9f5"/>
    </style:style>
    <style:style style:name="T34" style:family="text">
      <style:text-properties officeooo:rsid="00f8f09d"/>
    </style:style>
    <style:style style:name="T35" style:family="text">
      <style:text-properties officeooo:rsid="00fdd69f"/>
    </style:style>
    <style:style style:name="T36" style:family="text">
      <style:text-properties officeooo:rsid="00fe9dcb"/>
    </style:style>
    <style:style style:name="T37" style:family="text">
      <style:text-properties officeooo:rsid="0101d275"/>
    </style:style>
    <style:style style:name="T38" style:family="text">
      <style:text-properties officeooo:rsid="01025f30"/>
    </style:style>
    <style:style style:name="T39" style:family="text">
      <style:text-properties officeooo:rsid="010357ab"/>
    </style:style>
    <style:style style:name="T40" style:family="text">
      <style:text-properties officeooo:rsid="01048fec"/>
    </style:style>
    <style:style style:name="T41" style:family="text">
      <style:text-properties officeooo:rsid="010622ff"/>
    </style:style>
    <style:style style:name="T42" style:family="text">
      <style:text-properties officeooo:rsid="01064a26"/>
    </style:style>
    <style:style style:name="T43" style:family="text">
      <style:text-properties officeooo:rsid="010900be"/>
    </style:style>
    <style:style style:name="T44" style:family="text">
      <style:text-properties officeooo:rsid="010cf1e0"/>
    </style:style>
    <style:style style:name="T45" style:family="text">
      <style:text-properties officeooo:rsid="010f8710"/>
    </style:style>
    <style:style style:name="T46" style:family="text">
      <style:text-properties officeooo:rsid="010e431a"/>
    </style:style>
    <style:style style:name="T47" style:family="text">
      <style:text-properties officeooo:rsid="0110c8aa"/>
    </style:style>
    <style:style style:name="T48" style:family="text">
      <style:text-properties officeooo:rsid="01121a71"/>
    </style:style>
    <style:style style:name="T49" style:family="text">
      <style:text-properties style:font-name="Albany" fo:font-size="16pt" fo:font-weight="bold" officeooo:rsid="011239bb" style:font-name-asian="Microsoft YaHei" style:font-size-asian="16pt" style:font-weight-asian="bold" style:font-name-complex="Mangal1" style:font-size-complex="16pt" style:font-weight-complex="bold"/>
    </style:style>
    <style:style style:name="T50" style:family="text">
      <style:text-properties officeooo:rsid="01138189"/>
    </style:style>
    <style:style style:name="T51" style:family="text">
      <style:text-properties officeooo:rsid="0114ecc6"/>
    </style:style>
    <style:style style:name="T52" style:family="text">
      <style:text-properties officeooo:rsid="0115c43f"/>
    </style:style>
    <style:style style:name="T53" style:family="text">
      <style:text-properties officeooo:rsid="0116a379"/>
    </style:style>
    <style:style style:name="T54" style:family="text">
      <style:text-properties officeooo:rsid="00545a4f"/>
    </style:style>
    <style:style style:name="T55" style:family="text">
      <style:text-properties officeooo:rsid="004e8940"/>
    </style:style>
    <style:style style:name="T56" style:family="text">
      <style:text-properties officeooo:rsid="0046b6a1"/>
    </style:style>
    <style:style style:name="T57" style:family="text">
      <style:text-properties officeooo:rsid="0043d4ca"/>
    </style:style>
    <style:style style:name="T58" style:family="text">
      <style:text-properties officeooo:rsid="0052504a"/>
    </style:style>
    <style:style style:name="T59" style:family="text">
      <style:text-properties officeooo:rsid="0116a8ee"/>
    </style:style>
    <style:style style:name="T60" style:family="text">
      <style:text-properties officeooo:rsid="01181610"/>
    </style:style>
    <style:style style:name="T61" style:family="text">
      <style:text-properties officeooo:rsid="0119ce0b"/>
    </style:style>
    <style:style style:name="T62" style:family="text">
      <style:text-properties officeooo:rsid="011b1578"/>
    </style:style>
    <style:style style:name="T63" style:family="text">
      <style:text-properties officeooo:rsid="011b5279"/>
    </style:style>
    <style:style style:name="T64" style:family="text">
      <style:text-properties officeooo:rsid="011cdf3e"/>
    </style:style>
    <style:style style:name="T65" style:family="text">
      <style:text-properties officeooo:rsid="011dc082"/>
    </style:style>
    <style:style style:name="T66" style:family="text">
      <style:text-properties officeooo:rsid="01213b9d"/>
    </style:style>
    <style:style style:name="T67" style:family="text">
      <style:text-properties officeooo:rsid="0122f3f3"/>
    </style:style>
    <style:style style:name="T68" style:family="text">
      <style:text-properties officeooo:rsid="0124c475"/>
    </style:style>
    <style:style style:name="T69" style:family="text">
      <style:text-properties officeooo:rsid="0126b140"/>
    </style:style>
    <style:style style:name="T70" style:family="text">
      <style:text-properties officeooo:rsid="01281852"/>
    </style:style>
    <style:style style:name="T71" style:family="text">
      <style:text-properties officeooo:rsid="012aa460"/>
    </style:style>
    <style:style style:name="T72" style:family="text">
      <style:text-properties officeooo:rsid="012ca2be"/>
    </style:style>
    <style:style style:name="T73" style:family="text">
      <style:text-properties officeooo:rsid="012d3b85"/>
    </style:style>
    <style:style style:name="T74" style:family="text">
      <style:text-properties officeooo:rsid="012d6e8e"/>
    </style:style>
    <style:style style:name="T75" style:family="text">
      <style:text-properties officeooo:rsid="012dc19d"/>
    </style:style>
    <style:style style:name="T76" style:family="text">
      <style:text-properties officeooo:rsid="00560d37"/>
    </style:style>
    <style:style style:name="T77" style:family="text">
      <style:text-properties officeooo:rsid="0057f55d"/>
    </style:style>
    <style:style style:name="T78" style:family="text">
      <style:text-properties officeooo:rsid="007e0efb"/>
    </style:style>
    <style:style style:name="T79" style:family="text">
      <style:text-properties officeooo:rsid="00687942"/>
    </style:style>
    <style:style style:name="T80" style:family="text">
      <style:text-properties officeooo:rsid="007871b7"/>
    </style:style>
    <style:style style:name="T81" style:family="text">
      <style:text-properties officeooo:rsid="00641cf0"/>
    </style:style>
    <style:style style:name="T82" style:family="text">
      <style:text-properties officeooo:rsid="007a771a"/>
    </style:style>
    <style:style style:name="T83" style:family="text">
      <style:text-properties officeooo:rsid="00695a0a"/>
    </style:style>
    <style:style style:name="T84" style:family="text">
      <style:text-properties officeooo:rsid="007563d7"/>
    </style:style>
    <style:style style:name="T85" style:family="text">
      <style:text-properties officeooo:rsid="012ff671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4"><draw:frame draw:style-name="fr1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90"><text:s/><text:span text:style-name="T2">40</text:span><text:span text:style-name="T49"> - Manual Update History</text:span></text:p>
          </table:table-cell>
        </table:table-row>
      </table:table>
      <text:p text:style-name="P89"/>
      <text:p text:style-name="P91"><text:span text:style-name="T85">18.11.2023</text:span><text:span text:style-name="T76"> – </text:span><text:span text:style-name="T85">Updated the manula to Bforartists 4 version 4.0.1</text:span></text:p>
      <text:p text:style-name="P88"><text:span text:style-name="T75">29</text:span><text:span text:style-name="T73">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5">2</text:span></text:p>
      <text:p text:style-name="P88"><text:span text:style-name="T73">05.0</text:span><text:span text:style-name="T74">8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</text:span><text:span text:style-name="T74">1</text:span></text:p>
      <text:p text:style-name="P87"><text:span text:style-name="T73">05.07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</text:span><text:span text:style-name="T73">6.0</text:span></text:p>
      <text:p text:style-name="P87"><text:span text:style-name="T71">0</text:span><text:span text:style-name="T72">8</text:span><text:span text:style-name="T71">.0</text:span><text:span text:style-name="T72">5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</text:span><text:span text:style-name="T72">1</text:span></text:p>
      <text:p text:style-name="P86"><text:span text:style-name="T71">03.04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71">3.5.0</text:span></text:p>
      <text:p text:style-name="P86"><text:span text:style-name="T70">11</text:span><text:span text:style-name="T69">.</text:span><text:span text:style-name="T70">01</text:span><text:span text:style-name="T54">.</text:span><text:span text:style-name="T55">20</text:span><text:span text:style-name="T54">2</text:span><text:span text:style-name="T70">3</text:span><text:span text:style-name="T56"> - </text:span>Updated the manual to Bforartists <text:span text:style-name="T53">3</text:span> version<text:span text:style-name="T57"> </text:span><text:span text:style-name="T58">3.</text:span><text:span text:style-name="T69">4.</text:span><text:span text:style-name="T70">1</text:span></text:p>
      <text:p text:style-name="P85"><text:span text:style-name="T69">08.12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9">4.0</text:span></text:p>
      <text:p text:style-name="P85"><text:span text:style-name="T68">12.10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</text:span><text:span text:style-name="T68">1</text:span></text:p>
      <text:p text:style-name="P84"><text:span text:style-name="T67">18.09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7">3.0</text:span></text:p>
      <text:p text:style-name="P83"><text:span text:style-name="T61">0</text:span><text:span text:style-name="T65">8</text:span><text:span text:style-name="T61">.</text:span><text:span text:style-name="T63">0</text:span><text:span text:style-name="T66">8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6">2</text:span></text:p>
      <text:p text:style-name="P82"><text:span text:style-name="T61">0</text:span><text:span text:style-name="T65">8</text:span><text:span text:style-name="T61">.</text:span><text:span text:style-name="T63">0</text:span><text:span text:style-name="T65">7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</text:span><text:span text:style-name="T65">1</text:span></text:p>
      <text:p text:style-name="P81"><text:span text:style-name="T61">0</text:span><text:span text:style-name="T62">9</text:span><text:span text:style-name="T61">.</text:span><text:span text:style-name="T63">06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4">2.0</text:span></text:p>
      <text:p text:style-name="P80"><text:span text:style-name="T61">0</text:span><text:span text:style-name="T62">9</text:span><text:span text:style-name="T61">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2">3</text:span></text:p>
      <text:p text:style-name="P80"><text:span text:style-name="T61">04.04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</text:span><text:span text:style-name="T61">2</text:span></text:p>
      <text:p text:style-name="P79"><text:span text:style-name="T60">10.03</text:span><text:span text:style-name="T54">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</text:span><text:span text:style-name="T60">1.0</text:span></text:p>
      <text:p text:style-name="P78"><text:span text:style-name="T54">02.02.</text:span><text:span text:style-name="T55">20</text:span><text:span text:style-name="T54">22</text:span><text:span text:style-name="T56"> - </text:span>Updated the manual to Bforartists <text:span text:style-name="T53">3</text:span> version<text:span text:style-name="T57"> </text:span><text:span text:style-name="T58">3.0.</text:span><text:span text:style-name="T59">1</text:span></text:p>
      <text:p text:style-name="P77"><text:span text:style-name="T53">30.11.2021 - </text:span>Updated the manual to Bforartists <text:span text:style-name="T53">3</text:span> version <text:span text:style-name="T53">3.0.0</text:span></text:p>
      <text:p text:style-name="P76"><text:span text:style-name="T52">18</text:span>.07.2021 - Updated the manual to Bforartists 2 version 2.9.<text:span text:style-name="T52">3</text:span></text:p>
      <text:p text:style-name="P75">01.07.2021 - Updated the manual to Bforartists 2 version 2.9.2</text:p>
      <text:p text:style-name="P74"><text:span text:style-name="T51">25.06.2021 - </text:span><text:span text:style-name="T44">Updated the manual to Bforartists 2 version 2.</text:span><text:span text:style-name="T50">9</text:span><text:span text:style-name="T45">.</text:span><text:span text:style-name="T51">1</text:span></text:p>
      <text:p text:style-name="P74"><text:span text:style-name="T50">10.06</text:span><text:span text:style-name="T46">.202</text:span><text:span text:style-name="T47">1</text:span><text:span text:style-name="T46"> - </text:span><text:span text:style-name="T44">Updated the manual to Bforartists 2 version 2.</text:span><text:span text:style-name="T50">9</text:span><text:span text:style-name="T45">.0</text:span></text:p>
      <text:p text:style-name="P73"><text:span text:style-name="T47">2</text:span><text:span text:style-name="T48">7</text:span><text:span text:style-name="T45">.</text:span><text:span text:style-name="T47">0</text:span><text:span text:style-name="T48">2</text:span><text:span text:style-name="T46">.202</text:span><text:span text:style-name="T47">1</text:span><text:span text:style-name="T46"> - </text:span><text:span text:style-name="T44">Updated the manual to Bforartists 2 version 2.</text:span><text:span text:style-name="T48">8</text:span><text:span text:style-name="T45">.0</text:span></text:p>
      <text:p text:style-name="P72"><text:span text:style-name="T47">26</text:span><text:span text:style-name="T45">.</text:span><text:span text:style-name="T47">01</text:span><text:span text:style-name="T46">.202</text:span><text:span text:style-name="T47">1</text:span><text:span text:style-name="T46"> - </text:span><text:span text:style-name="T44">Updated the manual to Bforartists 2 version 2.</text:span><text:span text:style-name="T47">7</text:span><text:span text:style-name="T45">.0</text:span></text:p>
      <text:p text:style-name="P72"><text:span text:style-name="T45">27.11</text:span><text:span text:style-name="T46">.2020 - </text:span><text:span text:style-name="T44">Updated the manual to Bforartists 2 version 2.</text:span><text:span text:style-name="T45">6.0</text:span></text:p>
      <text:p text:style-name="P71">24.09.2020 - <text:span text:style-name="T44">Updated the manual to Bforartists 2 version 2.5.</text:span>1</text:p>
      <text:p text:style-name="P70">01.09.2020 - Updated the manual to Bforartists 2 version 2.5.0</text:p>
      <text:p text:style-name="P70">31.08.2020 - Cleanup and spell checking.</text:p>
      <text:p text:style-name="P69">28.08.2020 - Improved chapter 7.3.6 Editors - 3D View - Sidebar - Tool Tab - Mesh - Sculpt Mode</text:p>
      <text:p text:style-name="P68"><text:soft-page-break/>27.08.2020 - Updated the manual to Bforartists 2 version 2.5.0</text:p>
      <text:p text:style-name="P67">24.08.2020 - Added chapters 13 around video editing</text:p>
      <text:p text:style-name="P66">17.08.2020 - Added chapter 25.10.6<text:span text:style-name="T43"> + 25.10.7 + <text:s/>25.10.8</text:span></text:p>
      <text:p text:style-name="P65">1<text:span text:style-name="T41">3</text:span>.08.2020 - Added chapter 25.10.<text:span text:style-name="T41">4 + <text:s/></text:span>25.10.<text:span text:style-name="T42">5</text:span></text:p>
      <text:p text:style-name="P64">11.08.2020 - Added chapter 25.10.3</text:p>
      <text:p text:style-name="P63"><text:span text:style-name="T40">10.</text:span>08.2020 - <text:span text:style-name="T38">Added chapter 25.10.2</text:span></text:p>
      <text:p text:style-name="P62">0<text:span text:style-name="T39">8</text:span>.08.2020 - <text:span text:style-name="T38">Added chapter 25.10 <text:s/>and 25.10.1</text:span></text:p>
      <text:p text:style-name="P62">0<text:span text:style-name="T38">7</text:span>.08.2020 - <text:span text:style-name="T38">Added chapters around 25.9, Particles tab</text:span></text:p>
      <text:p text:style-name="P61">04.08.2020 - Update<text:span text:style-name="T37">d</text:span> manual to Bforartists 2.4.0</text:p>
      <text:p text:style-name="P60">30.07.2020 - Added chapter 25.14 Editors - Properties Editor - Texture Tab.pdf</text:p>
      <text:p text:style-name="P59">29.07.2020 - Added chapter 25.13 Editors - Properties Editor - Materials Tab.pdf</text:p>
      <text:p text:style-name="P58">2<text:span text:style-name="T36">8</text:span>.07.2020 - UV Editor <text:span text:style-name="T35">, added chapters 25.12 around the object data tab</text:span></text:p>
      <text:p text:style-name="P57">22.07.2020 - UV Editor <text:span text:style-name="T35">, added documentation for</text:span> U<text:span text:style-name="T35">DIM</text:span></text:p>
      <text:p text:style-name="P56">18.07.2020 - Small additions and corrections. Added chapter 25.12 and 7.3.15</text:p>
      <text:p text:style-name="P55">14.07.2020 - Updated the manual to the latest changes of Bforartists 2.3.0</text:p>
      <text:p text:style-name="P54"><text:span text:style-name="T34">12.07.2020 - </text:span>Added chapter 25.8.<text:span text:style-name="T34">4 and 25.8.5</text:span></text:p>
      <text:p text:style-name="P54">09.07.2020 – Added chapter 25.8.3</text:p>
      <text:p text:style-name="P53">06.07.2020 – Added chapter 25.8.1 and 25.8.2</text:p>
      <text:p text:style-name="P52">03.07.2020 - Added chapter 25.8 Editors - Properties Editor - <text:s/>Modifiers Tab.odt<text:span text:style-name="T33">, Update chapter 7.2.2</text:span></text:p>
      <text:p text:style-name="P51">01.07.2020 - Added chapter 25.11 Editors - Properties Editor - Object Constraints Tab</text:p>
      <text:p text:style-name="P50"><text:span text:style-name="T32">30</text:span>.06.2020 - <text:span text:style-name="T31">Updated chapter 25.7</text:span></text:p>
      <text:p text:style-name="P49">2<text:span text:style-name="T30">9</text:span>.06.2020 - Update<text:span text:style-name="T29">d</text:span> <text:span text:style-name="T30">chapters 12, 20 and 25.4, added chapter 25.5</text:span></text:p>
      <text:p text:style-name="Text_20_body">28.06.2020 - Update<text:span text:style-name="T29">d</text:span> the manual to the changes of Bforartists<text:span text:style-name="T29">, splitted chapter 5 into sub chapters, added chapter 25.6 Editors - Properties Editor - World Tab</text:span></text:p>
      <text:p text:style-name="P48"><text:span text:style-name="T28">25.06.2020 - Added</text:span> chapter 25.3 Editors - Properties Editor - Output Tab</text:p>
      <text:p text:style-name="P47">21.06.2020 - Added chapters 19 around NLA editor</text:p>
      <text:p text:style-name="P46">17.06.2020 - Added chapters 7.0.x around the 3D view context menus</text:p>
      <text:p text:style-name="P45">12.06.2020 - Updated chapter 36 Standard Keymap</text:p>
      <text:p text:style-name="P44">10.06.2020 - Updated chapter 33 Glossary</text:p>
      <text:p text:style-name="P43">09.06.2020 - Reordered some chapters<text:span text:style-name="T27">, added some missing information</text:span></text:p>
      <text:p text:style-name="P42">09.06.2020 - Removed lots of "Here you can" phrases</text:p>
      <text:p text:style-name="P41"><text:soft-page-break/>07.06.2020 - Added chapters 18 around Drivers Editor</text:p>
      <text:p text:style-name="P40">29.05<text:span text:style-name="T26">.2020</text:span> - Manual update for upcoming Bforartists 2.1.0 version</text:p>
      <text:p text:style-name="P37">2<text:span text:style-name="T25">8</text:span>.05.2020 - Manual update for upcoming Bforartists 2.1.0 version</text:p>
      <text:p text:style-name="P36">01.06.2020 - Added chapters 17 around Graph Editor</text:p>
      <text:p text:style-name="P36">2<text:span text:style-name="T25">8</text:span>.05.2020 - Manual update for upcoming Bforartists 2.1.0 version</text:p>
      <text:p text:style-name="P39">25.05.2020 - Added chapters 16 around the Timeline</text:p>
      <text:p text:style-name="P39">23.05.2020 - Updated chapters to new sculpting feature Draw Face Sets</text:p>
      <text:p text:style-name="P38">22.05.2020 - Updated chapter 2 Keymap</text:p>
      <text:p text:style-name="P35">20.05.2020 - Manual update for upcoming Bforartists 2.1.0 version, changed order of chapters in chapter 8 and 9.</text:p>
      <text:p text:style-name="P34">16.05.2020 - Added chapters 15 around the dope sheet editor</text:p>
      <text:p text:style-name="P33">09.05.2020 - Added chapters 14 around the movie clip editor.</text:p>
      <text:p text:style-name="P32">28.04.2020 - Added chapter 37 - How to use the Manual</text:p>
      <text:p text:style-name="P31">18.04.2020 - Updated the manual for Bforartists 2 gold</text:p>
      <text:p text:style-name="P30">1<text:span text:style-name="T24">6</text:span>.04.2020 - Updated the manual for Bforartists <text:span text:style-name="T24">2 </text:span>Release Candidate</text:p>
      <text:p text:style-name="P30">02.04.2020 - Added chapters 11 around the compositor editor</text:p>
      <text:p text:style-name="P29">20.03.2020 - Added chapters 10 around the shader editor.</text:p>
      <text:p text:style-name="P28">17.03.2020 - Updated the manual to Bforartists 2 Beta 0.9.1</text:p>
      <text:p text:style-name="P27">21.02.2020 - <text:span text:style-name="T22">Small changes at</text:span> chapter 2, 7.1.5, <text:span text:style-name="T22">7.1.14, 7</text:span>.3.11 and 22<text:span text:style-name="T23">, rework at chapters 7.3.6 to 7.3.15</text:span></text:p>
      <text:p text:style-name="P26">20.02.2020 - Update<text:span text:style-name="T21">d</text:span> chapter 8.3.1<text:span text:style-name="T21"> and 7.3.11</text:span></text:p>
      <text:p text:style-name="P25">19.02.2020 - Updated the manual to the latest changes for the Bforartists 2 Alpha 0.9.0 release</text:p>
      <text:p text:style-name="P24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3">04.02.2020 - added chapter 10 Editors - Shader Editor.pdf</text:p>
      <text:p text:style-name="P22">01.02.2020 - moved the chapters properties - tools tab to 3d view - tools tab</text:p>
      <text:p text:style-name="P21">23.01.2020 - added chapter 9.3 Editors - UV Editor - Sidebar.pdf, 9.3.1 Editors - UV Editor - Sidebar - Image Tab.pdf, 9.3.2 Editors - UV Editor - Sidebar - Tools Tab.pdf and 9.3.3 Editors - UV Editor - Sidebar - View Tab.pdf</text:p>
      <text:p text:style-name="P20">01.01.2020 - reorganized chapter 7.1 and 7.2</text:p>
      <text:p text:style-name="P19">29.12.2019 - updated chapter 1 Installing Bforartists.pdf</text:p>
      <text:p text:style-name="P18">2<text:span text:style-name="T20">9</text:span>.12.2019 - added chapter 9.1.5 Editors - UV Editor - Header - Header Tools.pdf</text:p>
      <text:p text:style-name="P18"><text:soft-page-break/>20.12.2019 - added chapter 9.1.4 Editors - UV Editor - Header - UV menu.pdf</text:p>
      <text:p text:style-name="P17">1<text:span text:style-name="T19">8</text:span>.12.2019 - added chapter<text:span text:style-name="T19"> </text:span>9.1.3 Editors - UV Editor - Header - Image Menu.pdf</text:p>
      <text:p text:style-name="P16">1<text:span text:style-name="T18">7</text:span>.12.2019 - added chapter<text:span text:style-name="T18"> 9.1.2 Editors - UV Editor - Header - Select Menu.pdf</text:span></text:p>
      <text:p text:style-name="P15">16.12.2019 - added chapter 9 Editors - UV Editor.pdf<text:span text:style-name="T17">, 9.1 Editors - UV Editor - Header.pdf, 9.1.1 Editors - UV Editor - Header - View Menu.pdf</text:span></text:p>
      <text:p text:style-name="P14">12.12.2019 - added chapter 8.3.3 Editors - Image Editor - Sidebar - View Tab.pdf, 8.3.4 Editors - Image Editor - Sidebar - Scopes Tab.pdf and 8.3.5 Editors - Image Editor - Sidebar - Mask Tab.pdf</text:p>
      <text:p text:style-name="P14">09.12.2019 - added chapter 8.3.2 Editors - Image Editor - Sidebar - Image Tab.pdf</text:p>
      <text:p text:style-name="P13">28.11.2019 - added chapter 8.1.7 Editors - Image Editor - Tool Shelf.pdf</text:p>
      <text:p text:style-name="P12"><text:span text:style-name="T16">20</text:span>.11.2019 - added chapter<text:span text:style-name="T15"> 8.1.3 Editors - Image Editor - Header - Select menu, 8.1.4 Editors - Image Editor - Header - Add menu, 8.1.5 Editors - Image Editor - Header - Mask menu, 8.1.6 Editors - Image Editor - Header - Header Tools.pdf</text:span></text:p>
      <text:p text:style-name="P11">1<text:span text:style-name="T14">8</text:span>.11.2019 - added chapter 8.1.2 Editors - Image Editor - Header - Image menu.pdf</text:p>
      <text:p text:style-name="P11">17.11.2019 - small changes at chapter 7.2<text:span text:style-name="T13">, 7.23 </text:span>and 8<text:span text:style-name="T13">, added 8.1 Editors - Image Editor - Header.pdf and 8.1.1 Editors - Image Editor - Header - View menu.pdf</text:span></text:p>
      <text:p text:style-name="P10">1<text:span text:style-name="T11">6</text:span>.11.2019 - added chapter 8 Editors - Image Editor.pdf<text:span text:style-name="T12">, Update chapter 6 Editors introduction.pdf</text:span></text:p>
      <text:p text:style-name="P10">15.11.2019 - added chapter 7.3.1 Editors - 3D View - Sidebar - Mini Lightlib.pdf</text:p>
      <text:p text:style-name="P9"><text:span text:style-name="T8">14</text:span>.11.2019 <text:span text:style-name="T10">- added chapter 7.3 Editors - 3D View - Sidebar.pdf</text:span></text:p>
      <text:p text:style-name="P8"><text:span text:style-name="T8">11</text:span>.11.2019 <text:span text:style-name="T10">- added brush menu to chapters 7.2, renamed chapters</text:span></text:p>
      <text:p text:style-name="P7"><text:span text:style-name="T8">10</text:span>.11.2019 - Added chapter 7.1.15 Editors - 3D View - Tool Shelf - Grease Pencil - Weight Paint Mode<text:span text:style-name="T9"> and 7.1.16 Editors - 3D View - Tool Shelf - Armature - Edit Mode.pdf and 7.1.17 Editors - 3D View - Tool Shelf - Armature - Pose Mode.pdf and 7.1.18 Editors - 3D View - Tool Shelf - Lattice - Edit Mode.pdf</text:span></text:p>
      <text:p text:style-name="P7">0<text:span text:style-name="T7">9</text:span>.11.2019 - Added chapter 7.1.14 Editors - 3D View - Tool Shelf - Grease Pencil - Draw Mode</text:p>
      <text:p text:style-name="P6">0<text:span text:style-name="T6">8</text:span>.11.2019 - Added chapter 7.1.13 Editors - 3D View - Tool Shelf - Grase Pencil - Sculpt Mode.pdf</text:p>
      <text:p text:style-name="P5">0<text:span text:style-name="T4">6</text:span>.11.2019 - Added chapter 7.1.11 Editors - 3D View - Tool Shelf - Text - Edit Mode.pdf<text:span text:style-name="T5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<text:soft-page-break/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<text:soft-page-break/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<text:soft-page-break/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3"> </text:span><text:s/>- Added chapter<text:span text:style-name="T3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2e406a"/>
    </style:style>
    <style:style style:name="MT2" style:family="text">
      <style:text-properties officeooo:rsid="0129d030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<text:span text:style-name="MT1">4</text:span> Reference Manual - <text:span text:style-name="MT2">40</text:span> Manual Update History</text:p>
      </style:header>
      <style:footer>
        <text:p text:style-name="MP2"><text:page-number text:select-page="current">7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5H4M48S</meta:editing-duration>
    <meta:editing-cycles>275</meta:editing-cycles>
    <meta:generator>LibreOffice/7.4.6.2$Windows_X86_64 LibreOffice_project/5b1f5509c2decdade7fda905e3e1429a67acd63d</meta:generator>
    <dc:date>2023-11-18T19:41:31.831000000</dc:date>
    <meta:document-statistic meta:table-count="1" meta:image-count="1" meta:object-count="0" meta:page-count="7" meta:paragraph-count="180" meta:word-count="2509" meta:character-count="14395" meta:non-whitespace-character-count="12048"/>
    <meta:template xlink:type="simple" xlink:actuate="onRequest" xlink:title="standard1cm" xlink:href="../../../../AppData/Roaming/LibreOffice/4/user/template/standard1cm.ott" meta:date="2016-03-28T18:47:57.125000000"/>
  </office:meta>
</office:document-meta>
</file>